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1.188cm" fo:min-width="2.194cm"/>
    </style:style>
    <style:style style:name="gr2" style:family="graphic" style:parent-style-name="standard">
      <style:graphic-properties draw:fill-color="#000066" draw:textarea-horizontal-align="justify" draw:textarea-vertical-align="middle" draw:auto-grow-height="false" fo:min-height="1.188cm" fo:min-width="2.194cm"/>
    </style:style>
    <style:style style:name="gr3" style:family="graphic" style:parent-style-name="standard">
      <style:graphic-properties draw:textarea-horizontal-align="justify" draw:textarea-vertical-align="middle" draw:auto-grow-height="false" fo:min-height="1.188cm" fo:min-width="2.194cm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>
      <style:graphic-properties draw:fill-color="#00cc33" draw:textarea-horizontal-align="justify" draw:textarea-vertical-align="middle" draw:auto-grow-height="false" fo:min-height="1.188cm" fo:min-width="2.194cm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893cm" fo:min-width="6.612cm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.893cm" fo:min-width="6.612cm"/>
    </style:style>
    <style:style style:name="gr9" style:family="graphic" style:parent-style-name="standard">
      <style:graphic-properties draw:fill-color="#00cc33" draw:textarea-horizontal-align="justify" draw:textarea-vertical-align="middle" draw:auto-grow-height="false" fo:min-height="0.893cm" fo:min-width="6.612cm"/>
    </style:style>
    <style:style style:name="gr10" style:family="graphic" style:parent-style-name="standard">
      <style:graphic-properties draw:fill-color="#000066" draw:textarea-horizontal-align="justify" draw:textarea-vertical-align="middle" draw:auto-grow-height="false" fo:min-height="0.893cm" fo:min-width="6.612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000066"/>
      <style:paragraph-properties fo:text-align="center"/>
    </style:style>
    <style:style style:name="P4" style:family="paragraph">
      <loext:graphic-properties draw:fill-color="#00cc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032cm" svg:x="2.651cm" svg:y="2.397cm">
          <text:p text:style-name="P1">Hex0-mon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81cm" svg:height="2.032cm" svg:x="6.207cm" svg:y="20.05cm">
          <text:p text:style-name="P1">M2-Mo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2.032cm" svg:x="7.985cm" svg:y="2.397cm">
          <text:p text:style-name="P1">S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81cm" svg:height="2.032cm" svg:x="2.778cm" svg:y="5.191cm">
          <text:p text:style-name="P1">Hex0-assemb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302cm" svg:y1="4.302cm" svg:x2="4.683cm" svg:y2="5.191cm">
          <text:p/>
        </draw:line>
        <draw:line draw:style-name="gr4" draw:text-style-name="P1" draw:layer="layout" svg:x1="6.461cm" svg:y1="3.413cm" svg:x2="7.985cm" svg:y2="3.413cm">
          <text:p/>
        </draw:line>
        <draw:custom-shape draw:style-name="gr1" draw:text-style-name="P2" draw:layer="layout" svg:width="3.81cm" svg:height="2.032cm" svg:x="2.524cm" svg:y="7.985cm">
          <text:p text:style-name="P1">Hex1-assemb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302cm" svg:y1="7.223cm" svg:x2="4.302cm" svg:y2="8.112cm">
          <text:p/>
        </draw:line>
        <draw:custom-shape draw:style-name="gr1" draw:text-style-name="P2" draw:layer="layout" svg:width="3.81cm" svg:height="2.032cm" svg:x="2.397cm" svg:y="10.652cm">
          <text:p text:style-name="P1">Hex2-assemb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429cm" svg:y1="10.017cm" svg:x2="4.429cm" svg:y2="11.033cm">
          <text:p/>
        </draw:line>
        <draw:custom-shape draw:style-name="gr1" draw:text-style-name="P2" draw:layer="layout" svg:width="3.81cm" svg:height="2.032cm" svg:x="2.397cm" svg:y="13.319cm">
          <text:p text:style-name="P1">M1-mac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302cm" svg:y1="12.684cm" svg:x2="4.302cm" svg:y2="13.573cm">
          <text:p/>
        </draw:line>
        <draw:custom-shape draw:style-name="gr5" draw:text-style-name="P4" draw:layer="layout" svg:width="3.81cm" svg:height="2.032cm" svg:x="1.127cm" svg:y="16.875cm">
          <text:p text:style-name="P1">Slow_lis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81cm" svg:height="2.032cm" svg:x="5.826cm" svg:y="16.875cm">
          <text:p text:style-name="P1">FORT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.032cm" svg:y1="15.097cm" svg:x2="3.159cm" svg:y2="17.002cm">
          <text:p text:style-name="P1"/>
        </draw:line>
        <draw:line draw:style-name="gr4" draw:text-style-name="P1" draw:layer="layout" svg:x1="5.572cm" svg:y1="15.097cm" svg:x2="7.604cm" svg:y2="16.875cm">
          <text:p/>
        </draw:line>
        <draw:custom-shape draw:style-name="gr2" draw:text-style-name="P3" draw:layer="layout" svg:width="3.81cm" svg:height="2.032cm" svg:x="1.127cm" svg:y="19.923cm">
          <text:p text:style-name="P1">M2-Pla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81cm" svg:height="2.032cm" svg:x="3.54cm" svg:y="23.987cm">
          <text:p text:style-name="P1">mes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.905cm" svg:y1="21.955cm" svg:x2="4.175cm" svg:y2="24.368cm">
          <text:p text:style-name="P1">?</text:p>
        </draw:line>
        <draw:line draw:style-name="gr6" draw:text-style-name="P1" draw:layer="layout" svg:x1="6.842cm" svg:y1="21.828cm" svg:x2="5.572cm" svg:y2="23.987cm">
          <text:p text:style-name="P1">?</text:p>
        </draw:line>
        <draw:line draw:style-name="gr6" draw:text-style-name="P1" draw:layer="layout" svg:x1="3.286cm" svg:y1="18.907cm" svg:x2="6.207cm" svg:y2="20.939cm">
          <text:p text:style-name="P1">?</text:p>
        </draw:line>
        <draw:line draw:style-name="gr6" draw:text-style-name="P1" draw:layer="layout" svg:x1="9.001cm" svg:y1="18.653cm" svg:x2="8.112cm" svg:y2="20.304cm">
          <text:p text:style-name="P1">?</text:p>
        </draw:line>
        <draw:line draw:style-name="gr6" draw:text-style-name="P1" draw:layer="layout" svg:x1="6.842cm" svg:y1="18.78cm" svg:x2="4.81cm" svg:y2="20.812cm">
          <text:p text:style-name="P1">?</text:p>
        </draw:line>
        <draw:line draw:style-name="gr6" draw:text-style-name="P1" draw:layer="layout" svg:x1="1.635cm" svg:y1="18.653cm" svg:x2="3.159cm" svg:y2="20.05cm">
          <text:p text:style-name="P1">?</text:p>
        </draw:line>
        <draw:custom-shape draw:style-name="gr1" draw:text-style-name="P2" draw:layer="layout" svg:width="3.81cm" svg:height="2.032cm" svg:x="8.112cm" svg:y="23.987cm">
          <text:p text:style-name="P1">T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81cm" svg:height="2.032cm" svg:x="12.684cm" svg:y="23.987cm">
          <text:p text:style-name="P1">G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35cm" svg:y1="25.13cm" svg:x2="8.493cm" svg:y2="25.003cm">
          <text:p/>
        </draw:line>
        <draw:line draw:style-name="gr4" draw:text-style-name="P1" draw:layer="layout" svg:x1="11.795cm" svg:y1="25.003cm" svg:x2="12.811cm" svg:y2="25.003cm">
          <text:p/>
        </draw:line>
        <draw:custom-shape draw:style-name="gr3" draw:text-style-name="P1" draw:layer="layout" svg:width="3.81cm" svg:height="2.032cm" svg:x="7.731cm" svg:y="13.192cm">
          <text:p text:style-name="P1">c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207cm" svg:y1="14.462cm" svg:x2="7.985cm" svg:y2="14.335cm">
          <text:p/>
        </draw:line>
        <draw:custom-shape draw:style-name="gr7" draw:text-style-name="P1" draw:layer="layout" svg:width="7.112cm" svg:height="1.143cm" svg:x="12.43cm" svg:y="13.7cm">
          <text:p text:style-name="P1">Done but not essential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.112cm" svg:height="1.143cm" svg:x="12.43cm" svg:y="14.97cm">
          <text:p text:style-name="P1">Essential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112cm" svg:height="1.143cm" svg:x="12.43cm" svg:y="16.24cm">
          <text:p text:style-name="P1">Done but not sure if essential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7.112cm" svg:height="1.143cm" svg:x="12.43cm" svg:y="17.51cm">
          <text:p text:style-name="P1">Still being engineere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5T19:30:13.292491260</meta:creation-date>
    <dc:date>2017-11-15T19:46:31.484105692</dc:date>
    <meta:editing-duration>PT5M47S</meta:editing-duration>
    <meta:editing-cycles>1</meta:editing-cycles>
    <meta:document-statistic meta:object-count="34"/>
    <meta:generator>LibreOffice/5.2.7.2$Linux_X86_64 LibreOffice_project/20m0$Build-2</meta:generator>
  </office:meta>
</office:document-meta>
</file>